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da6" officeooo:paragraph-rsid="0005a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6:38:20.062667166</meta:creation-date>
    <meta:generator>LibreOffice/4.2.8.2$Linux_X86_64 LibreOffice_project/420m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